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Wrapper.storeFileStream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Wrapper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ClientWrapper.getRepl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Wrapper.abo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ClientWrapper.getFileSystem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Wrapper.makeDirectory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Wrapper.isConn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Wrapper.retrieveFileStream( String relPath , long restart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TPClientWrapper.creat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TPClientWrapper.completePendingComma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ClientWrapper.removeDirectory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Wrapper.ge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Wrapper.FTPClientWrapper( final GenericFileName root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TPClientWrapper.rename( String oldName , String n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Wrapper.listFilesInDirectory( String rel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ClientWrapper.deleteFile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Wrapper.listFiles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ClientWrapper.appendFileStream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Wrapper.getFtpCli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ClientWrapper.retrieveFileStream( String rel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